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a6099" draw:fill="solid" draw:fill-color="#b2b2b2" draw:textarea-horizontal-align="justify" draw:textarea-vertical-align="middle" draw:auto-grow-height="false" fo:min-height="27.69cm" fo:min-width="21.09cm"/>
    </style:style>
    <style:style style:name="gr2" style:family="graphic" style:parent-style-name="standard">
      <style:graphic-properties draw:textarea-horizontal-align="justify" draw:textarea-vertical-align="middle" draw:auto-grow-height="false" fo:min-height="2.042cm" fo:min-width="8.142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2.042cm" fo:min-width="6.872cm"/>
    </style:style>
    <style:style style:name="gr4" style:family="graphic" style:parent-style-name="standard">
      <style:graphic-properties draw:fill="solid" draw:fill-color="#bbe33d" draw:textarea-horizontal-align="justify" draw:textarea-vertical-align="middle" draw:auto-grow-height="false" fo:min-height="17.188cm" fo:min-width="14.398cm" draw:shadow="hidden" loext:glow-radius="0cm" loext:softedge-radius="0.035cm"/>
    </style:style>
    <style:style style:name="gr5" style:family="graphic" style:parent-style-name="standard">
      <style:graphic-properties fo:background-color="#729fcf" fo:border="solid"/>
    </style:style>
    <style:style style:name="gr6" style:family="graphic" style:parent-style-name="standard">
      <style:graphic-properties draw:textarea-vertical-align="middle"/>
    </style:style>
    <style:style style:name="P1" style:family="paragraph">
      <loext:graphic-properties draw:fill="solid"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="solid" draw:fill-color="#bbe33d"/>
      <style:paragraph-properties fo:text-align="center"/>
    </style:style>
    <style:style style:name="P5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aracterísticas base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ormatted-text form:name="Numeric Field 1" form:control-implementation="ooo:com.sun.star.form.component.NumericField" xml:id="control1" form:id="control1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" form:id="control2" form:label="Label Field"/>
            <form:formatted-text form:name="Numeric Field 1" form:control-implementation="ooo:com.sun.star.form.component.NumericField" xml:id="control3" form:id="control3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4" form:id="control4" form:label="Label Field"/>
            <form:formatted-text form:name="Numeric Field 1" form:control-implementation="ooo:com.sun.star.form.component.NumericField" xml:id="control5" form:id="control5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6" form:id="control6" form:label="Label Field"/>
            <form:formatted-text form:name="Numeric Field 1" form:control-implementation="ooo:com.sun.star.form.component.NumericField" xml:id="control7" form:id="control7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8" form:id="control8" form:label="Label Field"/>
            <form:formatted-text form:name="Numeric Field 1" form:control-implementation="ooo:com.sun.star.form.component.NumericField" xml:id="control9" form:id="control9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10" form:id="control10" form:label="Label Field"/>
            <form:formatted-text form:name="Numeric Field 1" form:control-implementation="ooo:com.sun.star.form.component.NumericField" xml:id="control11" form:id="control11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12" form:id="control12" form:label="Label Field"/>
            <form:fixed-text form:name="Label Field 1" form:control-implementation="ooo:com.sun.star.form.component.FixedText" xml:id="control13" form:id="control13" form:label="Label Field"/>
            <form:fixed-text form:name="Label Field 1" form:control-implementation="ooo:com.sun.star.form.component.FixedText" xml:id="control14" form:id="control14" form:label="Label Field"/>
            <form:formatted-text form:name="Numeric Field 1" form:control-implementation="ooo:com.sun.star.form.component.NumericField" xml:id="control15" form:id="control15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1" form:control-implementation="ooo:com.sun.star.form.component.NumericField" xml:id="control16" form:id="control16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1" form:control-implementation="ooo:com.sun.star.form.component.NumericField" xml:id="control17" form:id="control17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18" form:id="control18" form:label="Label Field"/>
            <form:formatted-text form:name="Numeric Field 1" form:control-implementation="ooo:com.sun.star.form.component.NumericField" xml:id="control19" form:id="control19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0" form:id="control20" form:label="Label Field"/>
            <form:formatted-text form:name="Numeric Field 1" form:control-implementation="ooo:com.sun.star.form.component.NumericField" xml:id="control21" form:id="control21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2" form:id="control22" form:label="Label Field"/>
            <form:formatted-text form:name="Numeric Field 1" form:control-implementation="ooo:com.sun.star.form.component.NumericField" xml:id="control23" form:id="control23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4" form:id="control24" form:label="Label Field"/>
            <form:formatted-text form:name="Numeric Field 1" form:control-implementation="ooo:com.sun.star.form.component.NumericField" xml:id="control25" form:id="control25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6" form:id="control26" form:label="Label Field"/>
            <form:formatted-text form:name="Numeric Field 1" form:control-implementation="ooo:com.sun.star.form.component.NumericField" xml:id="control27" form:id="control27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8" form:id="control28" form:label="Label Field"/>
            <form:fixed-text form:name="Label Field 1" form:control-implementation="ooo:com.sun.star.form.component.FixedText" xml:id="control29" form:id="control29" form:label="Label Field"/>
            <form:fixed-text form:name="Label Field 1" form:control-implementation="ooo:com.sun.star.form.component.FixedText" xml:id="control30" form:id="control30" form:label="Label Field"/>
            <form:formatted-text form:name="Numeric Field 1" form:control-implementation="ooo:com.sun.star.form.component.NumericField" xml:id="control31" form:id="control31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1" form:control-implementation="ooo:com.sun.star.form.component.NumericField" xml:id="control32" form:id="control32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1" form:control-implementation="ooo:com.sun.star.form.component.NumericField" xml:id="control33" form:id="control33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34" form:id="control34" form:label="Label Field"/>
            <form:formatted-text form:name="Numeric Field 1" form:control-implementation="ooo:com.sun.star.form.component.NumericField" xml:id="control35" form:id="control35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36" form:id="control36" form:label="Label Field"/>
            <form:formatted-text form:name="Numeric Field 1" form:control-implementation="ooo:com.sun.star.form.component.NumericField" xml:id="control37" form:id="control37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38" form:id="control38" form:label="Label Field"/>
            <form:formatted-text form:name="Numeric Field 1" form:control-implementation="ooo:com.sun.star.form.component.NumericField" xml:id="control39" form:id="control39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40" form:id="control40" form:label="Label Field"/>
            <form:formatted-text form:name="Numeric Field 1" form:control-implementation="ooo:com.sun.star.form.component.NumericField" xml:id="control41" form:id="control41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42" form:id="control42" form:label="Label Field"/>
            <form:formatted-text form:name="Numeric Field 1" form:control-implementation="ooo:com.sun.star.form.component.NumericField" xml:id="control43" form:id="control43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44" form:id="control44" form:label="Label Field"/>
            <form:fixed-text form:name="Label Field 1" form:control-implementation="ooo:com.sun.star.form.component.FixedText" xml:id="control45" form:id="control45" form:label="Label Field"/>
            <form:fixed-text form:name="Label Field 1" form:control-implementation="ooo:com.sun.star.form.component.FixedText" xml:id="control46" form:id="control46" form:label="Label Field"/>
            <form:formatted-text form:name="Numeric Field 1" form:control-implementation="ooo:com.sun.star.form.component.NumericField" xml:id="control47" form:id="control47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1" form:control-implementation="ooo:com.sun.star.form.component.NumericField" xml:id="control48" form:id="control48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1" form:control-implementation="ooo:com.sun.star.form.component.NumericField" xml:id="control49" form:id="control49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50" form:id="control50" form:label="Label Field"/>
            <form:formatted-text form:name="Numeric Field 1" form:control-implementation="ooo:com.sun.star.form.component.NumericField" xml:id="control51" form:id="control51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52" form:id="control52" form:label="Label Field"/>
            <form:formatted-text form:name="Numeric Field 1" form:control-implementation="ooo:com.sun.star.form.component.NumericField" xml:id="control53" form:id="control53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54" form:id="control54" form:label="Label Field"/>
            <form:formatted-text form:name="Numeric Field 1" form:control-implementation="ooo:com.sun.star.form.component.NumericField" xml:id="control55" form:id="control55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56" form:id="control56" form:label="Label Field"/>
            <form:formatted-text form:name="Numeric Field 1" form:control-implementation="ooo:com.sun.star.form.component.NumericField" xml:id="control57" form:id="control57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58" form:id="control58" form:label="Label Field"/>
            <form:formatted-text form:name="Numeric Field 1" form:control-implementation="ooo:com.sun.star.form.component.NumericField" xml:id="control59" form:id="control59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60" form:id="control60" form:label="Label Field"/>
            <form:fixed-text form:name="Label Field 1" form:control-implementation="ooo:com.sun.star.form.component.FixedText" xml:id="control61" form:id="control61" form:label="Label Field"/>
            <form:fixed-text form:name="Label Field 1" form:control-implementation="ooo:com.sun.star.form.component.FixedText" xml:id="control62" form:id="control62" form:label="Label Field"/>
            <form:formatted-text form:name="Numeric Field 1" form:control-implementation="ooo:com.sun.star.form.component.NumericField" xml:id="control63" form:id="control63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1" form:control-implementation="ooo:com.sun.star.form.component.NumericField" xml:id="control64" form:id="control64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1" form:control-implementation="ooo:com.sun.star.form.component.NumericField" xml:id="control65" form:id="control65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66" form:id="control66" form:label="Label Field"/>
            <form:formatted-text form:name="Numeric Field 1" form:control-implementation="ooo:com.sun.star.form.component.NumericField" xml:id="control67" form:id="control67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68" form:id="control68" form:label="Label Field"/>
            <form:formatted-text form:name="Numeric Field 1" form:control-implementation="ooo:com.sun.star.form.component.NumericField" xml:id="control69" form:id="control69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70" form:id="control70" form:label="Label Field"/>
            <form:formatted-text form:name="Numeric Field 1" form:control-implementation="ooo:com.sun.star.form.component.NumericField" xml:id="control71" form:id="control71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72" form:id="control72" form:label="Label Field"/>
            <form:formatted-text form:name="Numeric Field 1" form:control-implementation="ooo:com.sun.star.form.component.NumericField" xml:id="control73" form:id="control73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74" form:id="control74" form:label="Label Field"/>
            <form:formatted-text form:name="Numeric Field 1" form:control-implementation="ooo:com.sun.star.form.component.NumericField" xml:id="control75" form:id="control75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76" form:id="control76" form:label="Label Field"/>
            <form:fixed-text form:name="Label Field 1" form:control-implementation="ooo:com.sun.star.form.component.FixedText" xml:id="control77" form:id="control77" form:label="Label Field"/>
            <form:fixed-text form:name="Label Field 1" form:control-implementation="ooo:com.sun.star.form.component.FixedText" xml:id="control78" form:id="control78" form:label="Label Field"/>
            <form:formatted-text form:name="Numeric Field 1" form:control-implementation="ooo:com.sun.star.form.component.NumericField" xml:id="control79" form:id="control79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1" form:control-implementation="ooo:com.sun.star.form.component.NumericField" xml:id="control80" form:id="control80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1" form:control-implementation="ooo:com.sun.star.form.component.NumericField" xml:id="control81" form:id="control81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82" form:id="control82" form:label="Label Field"/>
            <form:formatted-text form:name="Numeric Field 1" form:control-implementation="ooo:com.sun.star.form.component.NumericField" xml:id="control83" form:id="control83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84" form:id="control84" form:label="Label Field"/>
            <form:formatted-text form:name="Numeric Field 1" form:control-implementation="ooo:com.sun.star.form.component.NumericField" xml:id="control85" form:id="control85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86" form:id="control86" form:label="Label Field"/>
            <form:formatted-text form:name="Numeric Field 1" form:control-implementation="ooo:com.sun.star.form.component.NumericField" xml:id="control87" form:id="control87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88" form:id="control88" form:label="Label Field"/>
            <form:formatted-text form:name="Numeric Field 1" form:control-implementation="ooo:com.sun.star.form.component.NumericField" xml:id="control89" form:id="control89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90" form:id="control90" form:label="Label Field"/>
            <form:formatted-text form:name="Numeric Field 1" form:control-implementation="ooo:com.sun.star.form.component.NumericField" xml:id="control91" form:id="control91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92" form:id="control92" form:label="Label Field"/>
            <form:fixed-text form:name="Label Field 1" form:control-implementation="ooo:com.sun.star.form.component.FixedText" xml:id="control93" form:id="control93" form:label="Label Field"/>
            <form:fixed-text form:name="Label Field 1" form:control-implementation="ooo:com.sun.star.form.component.FixedText" xml:id="control94" form:id="control94" form:label="Label Field"/>
            <form:formatted-text form:name="Numeric Field 1" form:control-implementation="ooo:com.sun.star.form.component.NumericField" xml:id="control95" form:id="control95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1" form:control-implementation="ooo:com.sun.star.form.component.NumericField" xml:id="control96" form:id="control96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</form:form>
        </office:forms>
        <draw:custom-shape draw:style-name="gr1" draw:text-style-name="P1" draw:layer="corcinza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9cm" svg:height="2.54cm" svg:x="2.27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62cm" svg:height="2.54cm" svg:x="12.43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6.51cm" svg:height="19.05cm" svg:x="2.27cm" svg:y="7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style-name="gr5" draw:text-style-name="P5" draw:layer="controls" svg:width="1.27cm" svg:height="0.952cm" svg:x="6.08cm" svg:y="8.62cm" draw:control="control1"/>
        <draw:control draw:style-name="gr6" draw:text-style-name="P5" draw:layer="controls" svg:width="2.54cm" svg:height="0.952cm" svg:x="3.54cm" svg:y="8.62cm" draw:control="control2"/>
        <draw:control draw:style-name="gr5" draw:text-style-name="P5" draw:layer="controls" svg:width="1.27cm" svg:height="0.952cm" svg:x="6.08cm" svg:y="9.573cm" draw:control="control3"/>
        <draw:control draw:style-name="gr6" draw:text-style-name="P5" draw:layer="controls" svg:width="2.54cm" svg:height="0.952cm" svg:x="3.54cm" svg:y="9.573cm" draw:control="control4"/>
        <draw:control draw:style-name="gr5" draw:text-style-name="P5" draw:layer="controls" svg:width="1.27cm" svg:height="0.952cm" svg:x="6.08cm" svg:y="10.525cm" draw:control="control5"/>
        <draw:control draw:style-name="gr6" draw:text-style-name="P5" draw:layer="controls" svg:width="2.54cm" svg:height="0.952cm" svg:x="3.54cm" svg:y="10.525cm" draw:control="control6"/>
        <draw:control draw:style-name="gr5" draw:text-style-name="P5" draw:layer="controls" svg:width="1.27cm" svg:height="0.952cm" svg:x="6.08cm" svg:y="11.478cm" draw:control="control7"/>
        <draw:control draw:style-name="gr6" draw:text-style-name="P5" draw:layer="controls" svg:width="2.54cm" svg:height="0.952cm" svg:x="3.54cm" svg:y="11.478cm" draw:control="control8"/>
        <draw:control draw:style-name="gr5" draw:text-style-name="P5" draw:layer="controls" svg:width="1.27cm" svg:height="0.952cm" svg:x="6.08cm" svg:y="12.43cm" draw:control="control9"/>
        <draw:control draw:style-name="gr6" draw:text-style-name="P5" draw:layer="controls" svg:width="2.54cm" svg:height="0.952cm" svg:x="3.54cm" svg:y="12.43cm" draw:control="control10"/>
        <draw:control draw:style-name="gr5" draw:text-style-name="P5" draw:layer="controls" svg:width="1.27cm" svg:height="0.952cm" svg:x="6.08cm" svg:y="13.383cm" draw:control="control11"/>
        <draw:control draw:style-name="gr6" draw:text-style-name="P5" draw:layer="controls" svg:width="2.54cm" svg:height="0.952cm" svg:x="3.54cm" svg:y="13.383cm" draw:control="control12"/>
        <draw:control draw:style-name="gr6" draw:text-style-name="P5" draw:layer="controls" svg:width="2.54cm" svg:height="0.952cm" svg:x="3.54cm" svg:y="14.335cm" draw:control="control13"/>
        <draw:control draw:style-name="gr6" draw:text-style-name="P5" draw:layer="controls" svg:width="2.54cm" svg:height="0.952cm" svg:x="3.54cm" svg:y="15.288cm" draw:control="control14"/>
        <draw:control draw:style-name="gr5" draw:text-style-name="P5" draw:layer="controls" svg:width="1.27cm" svg:height="0.952cm" svg:x="6.08cm" svg:y="14.335cm" draw:control="control15"/>
        <draw:control draw:style-name="gr5" draw:text-style-name="P5" draw:layer="controls" svg:width="1.27cm" svg:height="0.952cm" svg:x="6.08cm" svg:y="15.287cm" draw:control="control16"/>
        <draw:control draw:style-name="gr5" draw:text-style-name="P5" draw:layer="controls" svg:width="1.27cm" svg:height="0.952cm" svg:x="6.08cm" svg:y="16.24cm" draw:control="control17"/>
        <draw:control draw:style-name="gr6" draw:text-style-name="P5" draw:layer="controls" svg:width="2.54cm" svg:height="0.952cm" svg:x="3.54cm" svg:y="16.24cm" draw:control="control18"/>
        <draw:control draw:style-name="gr5" draw:text-style-name="P5" draw:layer="controls" svg:width="1.27cm" svg:height="0.952cm" svg:x="6.08cm" svg:y="17.193cm" draw:control="control19"/>
        <draw:control draw:style-name="gr6" draw:text-style-name="P5" draw:layer="controls" svg:width="2.54cm" svg:height="0.952cm" svg:x="3.54cm" svg:y="17.193cm" draw:control="control20"/>
        <draw:control draw:style-name="gr5" draw:text-style-name="P5" draw:layer="controls" svg:width="1.27cm" svg:height="0.952cm" svg:x="6.08cm" svg:y="18.145cm" draw:control="control21"/>
        <draw:control draw:style-name="gr6" draw:text-style-name="P5" draw:layer="controls" svg:width="2.54cm" svg:height="0.952cm" svg:x="3.54cm" svg:y="18.145cm" draw:control="control22"/>
        <draw:control draw:style-name="gr5" draw:text-style-name="P5" draw:layer="controls" svg:width="1.27cm" svg:height="0.952cm" svg:x="6.08cm" svg:y="19.098cm" draw:control="control23"/>
        <draw:control draw:style-name="gr6" draw:text-style-name="P5" draw:layer="controls" svg:width="2.54cm" svg:height="0.952cm" svg:x="3.54cm" svg:y="19.098cm" draw:control="control24"/>
        <draw:control draw:style-name="gr5" draw:text-style-name="P5" draw:layer="controls" svg:width="1.27cm" svg:height="0.952cm" svg:x="6.08cm" svg:y="20.05cm" draw:control="control25"/>
        <draw:control draw:style-name="gr6" draw:text-style-name="P5" draw:layer="controls" svg:width="2.54cm" svg:height="0.952cm" svg:x="3.54cm" svg:y="20.05cm" draw:control="control26"/>
        <draw:control draw:style-name="gr5" draw:text-style-name="P5" draw:layer="controls" svg:width="1.27cm" svg:height="0.952cm" svg:x="6.08cm" svg:y="21.003cm" draw:control="control27"/>
        <draw:control draw:style-name="gr6" draw:text-style-name="P5" draw:layer="controls" svg:width="2.54cm" svg:height="0.952cm" svg:x="3.54cm" svg:y="21.003cm" draw:control="control28"/>
        <draw:control draw:style-name="gr6" draw:text-style-name="P5" draw:layer="controls" svg:width="2.54cm" svg:height="0.952cm" svg:x="3.54cm" svg:y="21.955cm" draw:control="control29"/>
        <draw:control draw:style-name="gr6" draw:text-style-name="P5" draw:layer="controls" svg:width="2.54cm" svg:height="0.952cm" svg:x="3.54cm" svg:y="22.908cm" draw:control="control30"/>
        <draw:control draw:style-name="gr5" draw:text-style-name="P5" draw:layer="controls" svg:width="1.27cm" svg:height="0.952cm" svg:x="6.08cm" svg:y="21.955cm" draw:control="control31"/>
        <draw:control draw:style-name="gr5" draw:text-style-name="P5" draw:layer="controls" svg:width="1.27cm" svg:height="0.952cm" svg:x="6.08cm" svg:y="22.907cm" draw:control="control32"/>
        <draw:control draw:style-name="gr5" draw:text-style-name="P5" draw:layer="controls" svg:width="1.27cm" svg:height="0.952cm" svg:x="11.149cm" svg:y="8.632cm" draw:control="control33"/>
        <draw:control draw:style-name="gr6" draw:text-style-name="P5" draw:layer="controls" svg:width="2.54cm" svg:height="0.952cm" svg:x="8.609cm" svg:y="8.632cm" draw:control="control34"/>
        <draw:control draw:style-name="gr5" draw:text-style-name="P5" draw:layer="controls" svg:width="1.27cm" svg:height="0.952cm" svg:x="11.149cm" svg:y="9.585cm" draw:control="control35"/>
        <draw:control draw:style-name="gr6" draw:text-style-name="P5" draw:layer="controls" svg:width="2.54cm" svg:height="0.952cm" svg:x="8.609cm" svg:y="9.585cm" draw:control="control36"/>
        <draw:control draw:style-name="gr5" draw:text-style-name="P5" draw:layer="controls" svg:width="1.27cm" svg:height="0.952cm" svg:x="11.149cm" svg:y="10.537cm" draw:control="control37"/>
        <draw:control draw:style-name="gr6" draw:text-style-name="P5" draw:layer="controls" svg:width="2.54cm" svg:height="0.952cm" svg:x="8.609cm" svg:y="10.537cm" draw:control="control38"/>
        <draw:control draw:style-name="gr5" draw:text-style-name="P5" draw:layer="controls" svg:width="1.27cm" svg:height="0.952cm" svg:x="11.149cm" svg:y="11.49cm" draw:control="control39"/>
        <draw:control draw:style-name="gr6" draw:text-style-name="P5" draw:layer="controls" svg:width="2.54cm" svg:height="0.952cm" svg:x="8.609cm" svg:y="11.49cm" draw:control="control40"/>
        <draw:control draw:style-name="gr5" draw:text-style-name="P5" draw:layer="controls" svg:width="1.27cm" svg:height="0.952cm" svg:x="11.149cm" svg:y="12.442cm" draw:control="control41"/>
        <draw:control draw:style-name="gr6" draw:text-style-name="P5" draw:layer="controls" svg:width="2.54cm" svg:height="0.952cm" svg:x="8.609cm" svg:y="12.442cm" draw:control="control42"/>
        <draw:control draw:style-name="gr5" draw:text-style-name="P5" draw:layer="controls" svg:width="1.27cm" svg:height="0.952cm" svg:x="11.149cm" svg:y="13.395cm" draw:control="control43"/>
        <draw:control draw:style-name="gr6" draw:text-style-name="P5" draw:layer="controls" svg:width="2.54cm" svg:height="0.952cm" svg:x="8.609cm" svg:y="13.395cm" draw:control="control44"/>
        <draw:control draw:style-name="gr6" draw:text-style-name="P5" draw:layer="controls" svg:width="2.54cm" svg:height="0.952cm" svg:x="8.609cm" svg:y="14.347cm" draw:control="control45"/>
        <draw:control draw:style-name="gr6" draw:text-style-name="P5" draw:layer="controls" svg:width="2.54cm" svg:height="0.952cm" svg:x="8.609cm" svg:y="15.3cm" draw:control="control46"/>
        <draw:control draw:style-name="gr5" draw:text-style-name="P5" draw:layer="controls" svg:width="1.27cm" svg:height="0.952cm" svg:x="11.149cm" svg:y="14.347cm" draw:control="control47"/>
        <draw:control draw:style-name="gr5" draw:text-style-name="P5" draw:layer="controls" svg:width="1.27cm" svg:height="0.952cm" svg:x="11.149cm" svg:y="15.299cm" draw:control="control48"/>
        <draw:control draw:style-name="gr5" draw:text-style-name="P5" draw:layer="controls" svg:width="1.27cm" svg:height="0.952cm" svg:x="11.149cm" svg:y="16.252cm" draw:control="control49"/>
        <draw:control draw:style-name="gr6" draw:text-style-name="P5" draw:layer="controls" svg:width="2.54cm" svg:height="0.952cm" svg:x="8.609cm" svg:y="16.252cm" draw:control="control50"/>
        <draw:control draw:style-name="gr5" draw:text-style-name="P5" draw:layer="controls" svg:width="1.27cm" svg:height="0.952cm" svg:x="11.149cm" svg:y="17.205cm" draw:control="control51"/>
        <draw:control draw:style-name="gr6" draw:text-style-name="P5" draw:layer="controls" svg:width="2.54cm" svg:height="0.952cm" svg:x="8.609cm" svg:y="17.205cm" draw:control="control52"/>
        <draw:control draw:style-name="gr5" draw:text-style-name="P5" draw:layer="controls" svg:width="1.27cm" svg:height="0.952cm" svg:x="11.149cm" svg:y="18.157cm" draw:control="control53"/>
        <draw:control draw:style-name="gr6" draw:text-style-name="P5" draw:layer="controls" svg:width="2.54cm" svg:height="0.952cm" svg:x="8.609cm" svg:y="18.157cm" draw:control="control54"/>
        <draw:control draw:style-name="gr5" draw:text-style-name="P5" draw:layer="controls" svg:width="1.27cm" svg:height="0.952cm" svg:x="11.149cm" svg:y="19.11cm" draw:control="control55"/>
        <draw:control draw:style-name="gr6" draw:text-style-name="P5" draw:layer="controls" svg:width="2.54cm" svg:height="0.952cm" svg:x="8.609cm" svg:y="19.11cm" draw:control="control56"/>
        <draw:control draw:style-name="gr5" draw:text-style-name="P5" draw:layer="controls" svg:width="1.27cm" svg:height="0.952cm" svg:x="11.149cm" svg:y="20.062cm" draw:control="control57"/>
        <draw:control draw:style-name="gr6" draw:text-style-name="P5" draw:layer="controls" svg:width="2.54cm" svg:height="0.952cm" svg:x="8.609cm" svg:y="20.062cm" draw:control="control58"/>
        <draw:control draw:style-name="gr5" draw:text-style-name="P5" draw:layer="controls" svg:width="1.27cm" svg:height="0.952cm" svg:x="11.149cm" svg:y="21.015cm" draw:control="control59"/>
        <draw:control draw:style-name="gr6" draw:text-style-name="P5" draw:layer="controls" svg:width="2.54cm" svg:height="0.952cm" svg:x="8.609cm" svg:y="21.015cm" draw:control="control60"/>
        <draw:control draw:style-name="gr6" draw:text-style-name="P5" draw:layer="controls" svg:width="2.54cm" svg:height="0.952cm" svg:x="8.609cm" svg:y="21.967cm" draw:control="control61"/>
        <draw:control draw:style-name="gr6" draw:text-style-name="P5" draw:layer="controls" svg:width="2.54cm" svg:height="0.952cm" svg:x="8.609cm" svg:y="22.92cm" draw:control="control62"/>
        <draw:control draw:style-name="gr5" draw:text-style-name="P5" draw:layer="controls" svg:width="1.27cm" svg:height="0.952cm" svg:x="11.149cm" svg:y="21.967cm" draw:control="control63"/>
        <draw:control draw:style-name="gr5" draw:text-style-name="P5" draw:layer="controls" svg:width="1.27cm" svg:height="0.952cm" svg:x="11.149cm" svg:y="22.919cm" draw:control="control64"/>
        <draw:control draw:style-name="gr5" draw:text-style-name="P5" draw:layer="controls" svg:width="1.27cm" svg:height="0.952cm" svg:x="16.249cm" svg:y="8.632cm" draw:control="control65"/>
        <draw:control draw:style-name="gr6" draw:text-style-name="P5" draw:layer="controls" svg:width="2.54cm" svg:height="0.952cm" svg:x="13.709cm" svg:y="8.632cm" draw:control="control66"/>
        <draw:control draw:style-name="gr5" draw:text-style-name="P5" draw:layer="controls" svg:width="1.27cm" svg:height="0.952cm" svg:x="16.249cm" svg:y="9.585cm" draw:control="control67"/>
        <draw:control draw:style-name="gr6" draw:text-style-name="P5" draw:layer="controls" svg:width="2.54cm" svg:height="0.952cm" svg:x="13.709cm" svg:y="9.585cm" draw:control="control68"/>
        <draw:control draw:style-name="gr5" draw:text-style-name="P5" draw:layer="controls" svg:width="1.27cm" svg:height="0.952cm" svg:x="16.249cm" svg:y="10.537cm" draw:control="control69"/>
        <draw:control draw:style-name="gr6" draw:text-style-name="P5" draw:layer="controls" svg:width="2.54cm" svg:height="0.952cm" svg:x="13.709cm" svg:y="10.537cm" draw:control="control70"/>
        <draw:control draw:style-name="gr5" draw:text-style-name="P5" draw:layer="controls" svg:width="1.27cm" svg:height="0.952cm" svg:x="16.249cm" svg:y="11.49cm" draw:control="control71"/>
        <draw:control draw:style-name="gr6" draw:text-style-name="P5" draw:layer="controls" svg:width="2.54cm" svg:height="0.952cm" svg:x="13.709cm" svg:y="11.49cm" draw:control="control72"/>
        <draw:control draw:style-name="gr5" draw:text-style-name="P5" draw:layer="controls" svg:width="1.27cm" svg:height="0.952cm" svg:x="16.249cm" svg:y="12.442cm" draw:control="control73"/>
        <draw:control draw:style-name="gr6" draw:text-style-name="P5" draw:layer="controls" svg:width="2.54cm" svg:height="0.952cm" svg:x="13.709cm" svg:y="12.442cm" draw:control="control74"/>
        <draw:control draw:style-name="gr5" draw:text-style-name="P5" draw:layer="controls" svg:width="1.27cm" svg:height="0.952cm" svg:x="16.249cm" svg:y="13.395cm" draw:control="control75"/>
        <draw:control draw:style-name="gr6" draw:text-style-name="P5" draw:layer="controls" svg:width="2.54cm" svg:height="0.952cm" svg:x="13.709cm" svg:y="13.395cm" draw:control="control76"/>
        <draw:control draw:style-name="gr6" draw:text-style-name="P5" draw:layer="controls" svg:width="2.54cm" svg:height="0.952cm" svg:x="13.709cm" svg:y="14.347cm" draw:control="control77"/>
        <draw:control draw:style-name="gr6" draw:text-style-name="P5" draw:layer="controls" svg:width="2.54cm" svg:height="0.952cm" svg:x="13.709cm" svg:y="15.3cm" draw:control="control78"/>
        <draw:control draw:style-name="gr5" draw:text-style-name="P5" draw:layer="controls" svg:width="1.27cm" svg:height="0.952cm" svg:x="16.249cm" svg:y="14.347cm" draw:control="control79"/>
        <draw:control draw:style-name="gr5" draw:text-style-name="P5" draw:layer="controls" svg:width="1.27cm" svg:height="0.952cm" svg:x="16.249cm" svg:y="15.299cm" draw:control="control80"/>
        <draw:control draw:style-name="gr5" draw:text-style-name="P5" draw:layer="controls" svg:width="1.27cm" svg:height="0.952cm" svg:x="16.249cm" svg:y="16.252cm" draw:control="control81"/>
        <draw:control draw:style-name="gr6" draw:text-style-name="P5" draw:layer="controls" svg:width="2.54cm" svg:height="0.952cm" svg:x="13.709cm" svg:y="16.252cm" draw:control="control82"/>
        <draw:control draw:style-name="gr5" draw:text-style-name="P5" draw:layer="controls" svg:width="1.27cm" svg:height="0.952cm" svg:x="16.249cm" svg:y="17.205cm" draw:control="control83"/>
        <draw:control draw:style-name="gr6" draw:text-style-name="P5" draw:layer="controls" svg:width="2.54cm" svg:height="0.952cm" svg:x="13.709cm" svg:y="17.205cm" draw:control="control84"/>
        <draw:control draw:style-name="gr5" draw:text-style-name="P5" draw:layer="controls" svg:width="1.27cm" svg:height="0.952cm" svg:x="16.249cm" svg:y="18.157cm" draw:control="control85"/>
        <draw:control draw:style-name="gr6" draw:text-style-name="P5" draw:layer="controls" svg:width="2.54cm" svg:height="0.952cm" svg:x="13.709cm" svg:y="18.157cm" draw:control="control86"/>
        <draw:control draw:style-name="gr5" draw:text-style-name="P5" draw:layer="controls" svg:width="1.27cm" svg:height="0.952cm" svg:x="16.249cm" svg:y="19.11cm" draw:control="control87"/>
        <draw:control draw:style-name="gr6" draw:text-style-name="P5" draw:layer="controls" svg:width="2.54cm" svg:height="0.952cm" svg:x="13.709cm" svg:y="19.11cm" draw:control="control88"/>
        <draw:control draw:style-name="gr5" draw:text-style-name="P5" draw:layer="controls" svg:width="1.27cm" svg:height="0.952cm" svg:x="16.249cm" svg:y="20.062cm" draw:control="control89"/>
        <draw:control draw:style-name="gr6" draw:text-style-name="P5" draw:layer="controls" svg:width="2.54cm" svg:height="0.952cm" svg:x="13.709cm" svg:y="20.062cm" draw:control="control90"/>
        <draw:control draw:style-name="gr5" draw:text-style-name="P5" draw:layer="controls" svg:width="1.27cm" svg:height="0.952cm" svg:x="16.249cm" svg:y="21.015cm" draw:control="control91"/>
        <draw:control draw:style-name="gr6" draw:text-style-name="P5" draw:layer="controls" svg:width="2.54cm" svg:height="0.952cm" svg:x="13.709cm" svg:y="21.015cm" draw:control="control92"/>
        <draw:control draw:style-name="gr6" draw:text-style-name="P5" draw:layer="controls" svg:width="2.54cm" svg:height="0.952cm" svg:x="13.709cm" svg:y="21.967cm" draw:control="control93"/>
        <draw:control draw:style-name="gr6" draw:text-style-name="P5" draw:layer="controls" svg:width="2.54cm" svg:height="0.952cm" svg:x="13.709cm" svg:y="22.92cm" draw:control="control94"/>
        <draw:control draw:style-name="gr5" draw:text-style-name="P5" draw:layer="controls" svg:width="1.27cm" svg:height="0.952cm" svg:x="16.249cm" svg:y="21.967cm" draw:control="control95"/>
        <draw:control draw:style-name="gr5" draw:text-style-name="P5" draw:layer="controls" svg:width="1.27cm" svg:height="0.952cm" svg:x="16.249cm" svg:y="22.919cm" draw:control="control96"/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display="printer"/>
      <draw:layer draw:name="measurelines"/>
      <draw:layer draw:name="corcinza" draw:display="printer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2T13:30:33.350370143</meta:creation-date>
    <dc:date>2023-01-22T14:21:48.009454030</dc:date>
    <meta:editing-duration>PT29M39S</meta:editing-duration>
    <meta:editing-cycles>5</meta:editing-cycles>
    <meta:generator>LibreOffice/7.4.2.3$Linux_X86_64 LibreOffice_project/40$Build-3</meta:generator>
    <meta:document-statistic meta:object-count="100"/>
  </office:meta>
</office:document-meta>
</file>